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3.052cm" fo:min-width="4.834cm"/>
    </style:style>
    <style:style style:name="gr3" style:family="graphic" style:parent-style-name="standard">
      <style:graphic-properties draw:fill-color="#ff99ff" draw:textarea-horizontal-align="justify" draw:textarea-vertical-align="middle" draw:auto-grow-height="false" fo:min-height="3.814cm" fo:min-width="4.834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4.834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805cm" style:use-optimal-column-width="false"/>
    </style:style>
    <style:style style:name="co2" style:family="table-column">
      <style:table-column-properties style:column-width="4.806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772cm"/>
    </style:style>
    <style:style style:name="ro3" style:family="table-row">
      <style:table-row-properties style:row-height="3.069cm"/>
    </style:style>
    <style:style style:name="ce1" style:family="table-cell">
      <loext:graphic-properties draw:fill-color="#66ccff" draw:textarea-vertical-align="middle"/>
      <style:paragraph-properties fo:text-align="center"/>
      <style:text-properties fo:color="#000000"/>
    </style:style>
    <style:style style:name="ce2" style:family="table-cell">
      <loext:graphic-properties draw:fill-color="#000000"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color="#ff3333"/>
    </style:style>
    <style:style style:name="ce4" style:family="table-cell">
      <loext:graphic-properties draw:textarea-vertical-align="middle"/>
      <style:paragraph-properties fo:text-align="center"/>
      <style:text-properties fo:color="#00cc00"/>
    </style:style>
    <style:style style:name="ce5" style:family="table-cell">
      <loext:graphic-properties draw:textarea-vertical-align="middle"/>
      <style:paragraph-properties fo:text-align="center"/>
      <style:text-properties fo:color="#ffcc00"/>
    </style:style>
    <style:style style:name="ce6" style:family="table-cell">
      <loext:graphic-properties draw:textarea-vertical-align="middle"/>
      <style:paragraph-properties fo:text-align="center"/>
    </style:style>
    <style:style style:name="ce7" style:family="table-cell">
      <loext:graphic-properties draw:textarea-vertical-align="middle"/>
      <style:paragraph-properties fo:text-align="center"/>
      <style:text-properties fo:color="#6666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ff3333"/>
    </style:style>
    <style:style style:name="P4" style:family="paragraph">
      <style:paragraph-properties fo:text-align="center"/>
      <style:text-properties fo:color="#00cc00"/>
    </style:style>
    <style:style style:name="P5" style:family="paragraph">
      <style:paragraph-properties fo:text-align="center"/>
      <style:text-properties fo:color="#ffcc00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666ff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ff99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ff9900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fo:color="#6666ff" fo:font-weight="normal" style:font-weight-asian="normal" style:font-weight-complex="normal"/>
    </style:style>
    <style:style style:name="T7" style:family="text">
      <style:text-properties fo:color="#00cc00" fo:font-weight="normal" style:font-weight-asian="normal" style:font-weight-complex="normal"/>
    </style:style>
    <style:style style:name="T8" style:family="text">
      <style:text-properties fo:color="#ff9900" fo:font-weight="normal" style:font-weight-asian="normal" style:font-weight-complex="normal"/>
    </style:style>
    <style:style style:name="T9" style:family="text">
      <style:text-properties fo:color="#00cc00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style:font-name="Liberation Mono"/>
    </style:style>
    <style:style style:name="T13" style:family="text">
      <style:text-properties style:font-name="Lucida Sans Unicode"/>
    </style:style>
    <style:style style:name="T14" style:family="text">
      <style:text-properties style:font-name="Liberation Sans1" fo:font-size="32pt" style:font-size-asian="32pt" style:font-size-complex="32pt"/>
    </style:style>
    <style:style style:name="T15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tro to Anomaly-Based Intrusion Detection/Prevention System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vide a general introduction to anomaly-based intrusion detection / intrusion prevention systems.</text:p>
              </text:list-item>
              <text:list-item>
                <text:p>Assume that you are addressing students in an introductory cybersecurity cour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terminology</text:p>
              </text:list-item>
              <text:list-item>
                <text:p>Understand the four states of an IDS</text:p>
              </text:list-item>
              <text:list-item>
                <text:p>Discuss Signature Based IDS</text:p>
              </text:list-item>
              <text:list-item>
                <text:p>Discuss Anomaly Based IPS</text:p>
              </text:list-item>
              <text:list-item>
                <text:p>Demonstrate example of IDS &amp; 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trusion</text:span></text:p>
              </text:list-item>
              <text:list-item>
                <text:p><text:span text:style-name="T1">Detection</text:span></text:p>
              </text:list-item>
              <text:list-item>
                <text:p><text:span text:style-name="T1">Prevention</text:span></text:p>
              </text:list-item>
              <text:list-item>
                <text:p><text:span text:style-name="T1">States of IDS</text:span></text:p>
                <text:list>
                  <text:list-item>
                    <text:p><text:span text:style-name="T1">Positive</text:span><text:span text:style-name="T2"> – Alarm </text:span></text:p>
                  </text:list-item>
                  <text:list-item>
                    <text:p><text:span text:style-name="T1">Negative –</text:span><text:span text:style-name="T2"> No Alarm</text:span></text:p>
                  </text:list-item>
                  <text:list-item>
                    <text:p><text:span text:style-name="T1">True </text:span><text:span text:style-name="T2">– Attack</text:span></text:p>
                  </text:list-item>
                  <text:list-item>
                    <text:p><text:span text:style-name="T1">False</text:span><text:span text:style-name="T2"> – No Attack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">Signature</text:span></text:p>
              </text:list-item>
              <text:list-item>
                <text:p><text:span text:style-name="T1">Anomaly</text:span></text:p>
              </text:list-item>
              <text:list-item>
                <text:p><text:span text:style-name="T1">Intrusion Detection System</text:span> - Detects and Monitors only</text:p>
              </text:list-item>
              <text:list-item>
                <text:p><text:span text:style-name="T1">Intrusion Prevention System</text:span> - Proactively Try's to stop</text:p>
              </text:list-item>
              <text:list-item>
                <text:p><text:span text:style-name="T1">Signature based detection</text:span></text:p>
              </text:list-item>
              <text:list-item>
                <text:p><text:span text:style-name="T1">Anomaly based detection</text:span></text:p>
                <text:p><text:span text:style-name="T1"/></text:p>
                <text:p><text:span text:style-name="T1"/></text:p>
              </text:list-item>
              <text:list-item>
                <text:p><text:span text:style-name="T1">Question:</text:span> Which is better, anomaly or signature based detec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rue Positive </text:span>- <text:span text:style-name="T3">Intrusion</text:span> &amp; <text:span text:style-name="T4">Alarm</text:span></text:p>
              </text:list-item>
              <text:list-item>
                <text:p><text:span text:style-name="T1">False Negative -</text:span><text:span text:style-name="T2"> </text:span><text:span text:style-name="T5">Intrusion</text:span><text:span text:style-name="T2"> &amp; </text:span><text:span text:style-name="T6">No alarm</text:span><text:span text:style-name="T2"> (Fail to detect intrusion)</text:span></text:p>
              </text:list-item>
              <text:list-item>
                <text:p><text:span text:style-name="T1">False Positive </text:span><text:span text:style-name="T2">- </text:span><text:span text:style-name="T7">No Intrusion</text:span><text:span text:style-name="T2"> &amp; </text:span><text:span text:style-name="T8">Alarm</text:span><text:span text:style-name="T2"> (False alarm)</text:span></text:p>
              </text:list-item>
              <text:list-item>
                <text:p><text:span text:style-name="T1">True Negative</text:span><text:tab/>- <text:span text:style-name="T9">No Intrusion</text:span> &amp; <text:span text:style-name="T10">No Alarm</text:span></text:p>
                <text:p><text:span text:style-name="T1"/></text:p>
              </text:list-item>
              <text:list-item>
                <text:p><text:span text:style-name="T1">Question: </text:span></text:p>
                <text:p>Which is worse when </text:p>
                <text:p>dealing with IDS / IPS?</text:p>
              </text:list-item>
            </text:list>
          </draw:text-box>
        </draw:frame>
        <draw:frame draw:style-name="standard" draw:layer="layout" svg:width="14.415cm" svg:height="6.784cm" svg:x="12.213cm" svg:y="13.12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2"><text:span text:style-name="T11">Four IDS States</text:span></text:p>
              </table:table-cell>
              <table:covered-table-cell/>
              <table:covered-table-cell/>
            </table:table-row>
            <table:table-row table:style-name="ro1">
              <table:table-cell table:style-name="ce2"/>
              <table:table-cell table:style-name="ce3">
                <text:p text:style-name="P3">Intrusion</text:p>
              </table:table-cell>
              <table:table-cell table:style-name="ce4">
                <text:p text:style-name="P4">No Intrusion</text:p>
              </table:table-cell>
            </table:table-row>
            <table:table-row table:style-name="ro2" table:default-cell-style-name="ce6">
              <table:table-cell table:style-name="ce5">
                <text:p text:style-name="P5">Alarm</text:p>
              </table:table-cell>
              <table:table-cell>
                <text:p text:style-name="P6">True <text:line-break/>Positive</text:p>
              </table:table-cell>
              <table:table-cell>
                <text:p text:style-name="P6">False <text:line-break/>Positive</text:p>
              </table:table-cell>
            </table:table-row>
            <table:table-row table:style-name="ro3" table:default-cell-style-name="ce6">
              <table:table-cell table:style-name="ce7">
                <text:p text:style-name="P7">No Alarm</text:p>
              </table:table-cell>
              <table:table-cell>
                <text:p text:style-name="P6">False <text:line-break/>Negative</text:p>
              </table:table-cell>
              <table:table-cell>
                <text:p text:style-name="P6">True <text:line-break/>Negativ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ur IDS Stat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837cm" presentation:class="title">
          <draw:text-box>
            <text:p>Network Diagram</text:p>
          </draw:text-box>
        </draw:frame>
        <draw:custom-shape draw:style-name="gr2" draw:text-style-name="P8" xml:id="id1" draw:id="id1" draw:layer="layout" svg:width="5.334cm" svg:height="3.302cm" svg:x="4.572cm" svg:y="4.296cm">
          <text:p text:style-name="P6">Eve</text:p>
          <text:p text:style-name="P6">Attacker</text:p>
          <text:p text:style-name="P6">Kali Linux</text:p>
          <text:p text:style-name="P6">192.168.232.2</text:p>
          <draw:enhanced-geometry svg:viewBox="0 0 21600 21600" draw:type="rectangle" draw:enhanced-path="M 0 0 L 21600 0 21600 21600 0 21600 0 0 Z N"/>
        </draw:custom-shape>
        <draw:custom-shape draw:style-name="gr3" draw:text-style-name="P9" xml:id="id2" draw:id="id2" draw:layer="layout" svg:width="5.334cm" svg:height="4.064cm" svg:x="11.938cm" svg:y="9.584cm">
          <text:p text:style-name="P6">192.168.232.1</text:p>
          <text:p text:style-name="P6">Snort-Router</text:p>
          <text:p text:style-name="P6">Ubuntu Linux</text:p>
          <text:p text:style-name="P6">192.168.248.1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5.334cm" svg:height="3.302cm" svg:x="18.542cm" svg:y="4.296cm">
          <text:p text:style-name="P6">Alice</text:p>
          <text:p text:style-name="P6">User</text:p>
          <text:p text:style-name="P6">Ubuntu Linux</text:p>
          <text:p text:style-name="P6">192.168.232.3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5.334cm" svg:height="3.302cm" svg:x="11.892cm" svg:y="15.956cm">
          <text:p text:style-name="P6">Webserver</text:p>
          <text:p text:style-name="P6"/>
          <text:p text:style-name="P6">Ubuntu Linux</text:p>
          <text:p text:style-name="P6">192.168.248.2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7.239cm" svg:y1="7.598cm" svg:x2="14.605cm" svg:y2="9.584cm" draw:start-shape="id1" draw:start-glue-point="2" draw:end-shape="id2" svg:d="M7239 7598v993h7366v993" svg:viewBox="0 0 7367 1987">
          <text:p/>
        </draw:connector>
        <draw:connector draw:style-name="gr5" draw:text-style-name="P6" draw:layer="layout" svg:x1="21.209cm" svg:y1="7.598cm" svg:x2="14.605cm" svg:y2="9.584cm" draw:start-shape="id3" draw:start-glue-point="2" draw:end-shape="id2" draw:end-glue-point="0" svg:d="M21209 7598v993h-6604v993" svg:viewBox="0 0 6605 1987">
          <text:p/>
        </draw:connector>
        <draw:connector draw:style-name="gr5" draw:text-style-name="P6" draw:layer="layout" svg:x1="14.605cm" svg:y1="13.648cm" svg:x2="14.559cm" svg:y2="15.956cm" draw:start-shape="id2" draw:start-glue-point="2" draw:end-shape="id4" draw:end-glue-point="0" svg:d="M14605 13648v1154h-46v1154" svg:viewBox="0 0 47 230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of Signature Based I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Snort rule to detect login attempts to the webserver</text:p>
              </text:list-item>
              <text:list-item>
                <text:p><text:span text:style-name="T12">alert tcp !$HOME_NET any -&gt; $WEBSERVER 80 (msg:”Login attempt on webserver”; content:”Authorization”; sid: 1000990)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maly Based IDS / IP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What is normal behavior for a webserver?</text:span></text:p>
                <text:list>
                  <text:list-item>
                    <text:p><text:span text:style-name="T14">How many times a second should a normal user be attempting to login?</text:span></text:p>
                  </text:list-item>
                </text:list>
              </text:list-item>
              <text:list-item>
                <text:p><text:span text:style-name="T14">What happens when an attacker tries to guess a users’ password?</text:span></text:p>
              </text:list-item>
              <text:list-item>
                <text:p><text:span text:style-name="T14">Create a Snort rule to prevent brute force login attempts triggered from the IDS rule in the previous slide.</text:span><text:span text:style-name="T15"> </text:span></text:p>
              </text:list-item>
              <text:list-item>
                <text:p><text:span text:style-name="T12">rate_filter gen_id 1, sig_id 1000990, track by_src, count 5, seconds 1, new_action drop, timeout 6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d terminology</text:p>
              </text:list-item>
              <text:list-item>
                <text:p>Understand the four states of an IDS</text:p>
              </text:list-item>
              <text:list-item>
                <text:p>Discussed Signature Based IDS</text:p>
              </text:list-item>
              <text:list-item>
                <text:p>Discussed Anomaly Based IPS</text:p>
              </text:list-item>
              <text:list-item>
                <text:p>Demonstrated an example of IDS &amp; 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0:27:41.556000000</meta:creation-date>
    <meta:editing-duration>PT7H55M25S</meta:editing-duration>
    <meta:editing-cycles>12</meta:editing-cycles>
    <meta:generator>LibreOffice/5.2.0.4$Windows_x86 LibreOffice_project/066b007f5ebcc236395c7d282ba488bca6720265</meta:generator>
    <dc:date>2016-11-10T19:21:43.037000000</dc:date>
    <meta:document-statistic meta:object-count="65"/>
  </office:meta>
</office:document-meta>
</file>